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7.445cm"/>
    </style:style>
    <style:style style:name="co3" style:family="table-column">
      <style:table-column-properties fo:break-before="auto" style:column-width="14.609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2.999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2.646cm"/>
    </style:style>
    <style:style style:name="co8" style:family="table-column">
      <style:table-column-properties fo:break-before="auto" style:column-width="2.11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9">
      <style:table-cell-properties style:rotation-align="none"/>
    </style:style>
    <style:style style:name="ce3" style:family="table-cell" style:parent-style-name="Default">
      <style:table-cell-properties fo:background-color="#c6d9f1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6" style:family="table-cell" style:parent-style-name="Default" style:data-style-name="N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Account Name <text:s text:c="6"/>: <text:s text:c="15"/></text:p>
          </table:table-cell>
          <table:table-cell table:style-name="ce1" office:value-type="string" calcext:value-type="string">
            <text:p>AKSHAYA KUMAR RO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dress <text:s text:c="11"/>:</text:p>
          </table:table-cell>
          <table:table-cell table:style-name="ce1" office:value-type="string" calcext:value-type="string">
            <text:p>AT-I.F.A.D. COLONY,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6"/>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6"/></text:p>
          </table:table-cell>
          <table:table-cell table:style-name="ce1" office:value-type="string" calcext:value-type="string">
            <text:p>AT/PO-KASHIPUR-765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36"/></text:p>
          </table:table-cell>
          <table:table-cell table:style-name="ce1" office:value-type="string" calcext:value-type="string">
            <text:p>Rayag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e <text:s text:c="14"/>: <text:s text:c="15"/></text:p>
          </table:table-cell>
          <table:table-cell table:style-name="ce2" office:value-type="date" office:date-value="2018-03-07" calcext:value-type="date">
            <text:p>7 Mar 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ount Number <text:s text:c="4"/>:</text:p>
          </table:table-cell>
          <table:table-cell table:style-name="ce1" office:value-type="string" calcext:value-type="string">
            <text:p>_000000116668106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count Description:</text:p>
          </table:table-cell>
          <table:table-cell table:style-name="ce1" office:value-type="string" calcext:value-type="string">
            <text:p>SBCHQ-GEN-PUB-IND-RURAL-IN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nch <text:s text:c="12"/>:</text:p>
          </table:table-cell>
          <table:table-cell table:style-name="ce1" office:value-type="string" calcext:value-type="string">
            <text:p>KASHIP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wing Power <text:s text:c="5"/>: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est Rate(% p.a.):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 Balance <text:s text:c="5"/>: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F No. <text:s text:c="9"/>:</text:p>
          </table:table-cell>
          <table:table-cell table:style-name="ce1" office:value-type="string" calcext:value-type="string">
            <text:p>_813680268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FS Code <text:s text:c="8"/>:</text:p>
          </table:table-cell>
          <table:table-cell table:style-name="ce1" office:value-type="string" calcext:value-type="string">
            <text:p>SBIN00020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CR Code <text:s text:c="7"/>:</text:p>
          </table:table-cell>
          <table:table-cell table:style-name="ce1" office:value-type="string" calcext:value-type="string">
            <text:p>_7650025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tion Registered <text:s text:c="3"/>:</text:p>
          </table:table-cell>
          <table:table-cell table:style-name="ce1" office:value-type="string" calcext:value-type="string">
            <text:p>No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lance on 1 Apr 2015 <text:s text:c="7"/>:</text:p>
          </table:table-cell>
          <table:table-cell table:style-name="ce1" office:value-type="float" office:value="787.3" calcext:value-type="float">
            <text:p>787.3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tart Date <text:s text:c="9"/>:</text:p>
          </table:table-cell>
          <table:table-cell table:style-name="ce2" office:value-type="date" office:date-value="2015-04-01" calcext:value-type="date">
            <text:p>1 Apr 15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nd Date <text:s text:c="11"/>:</text:p>
          </table:table-cell>
          <table:table-cell table:style-name="ce2" office:value-type="date" office:date-value="2016-03-31" calcext:value-type="date">
            <text:p>31 Mar 16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xn Date</text:p>
          </table:table-cell>
          <table:table-cell table:style-name="ce1" office:value-type="string" calcext:value-type="string">
            <text:p>Value D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 No./Cheque No.</text:p>
          </table:table-cell>
          <table:table-cell table:style-name="ce1" office:value-type="string" calcext:value-type="string">
            <text:p><text:s text:c="8"/>Debi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Balance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5-12-11" calcext:value-type="date">
            <text:p>11 Dec 15</text:p>
          </table:table-cell>
          <table:table-cell table:style-name="ce1" office:value-type="string" calcext:value-type="string">
            <text:p><text:s text:c="3"/>BY TRANSFER-HP600509 122342 091230044537111-DEC-2015--</text:p>
          </table:table-cell>
          <table:table-cell table:style-name="ce1" office:value-type="string" calcext:value-type="string">
            <text:p>TRANSFER FROM 3199968105212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05.05" calcext:value-type="float">
            <text:p>205.05</text:p>
          </table:table-cell>
          <table:table-cell table:style-name="ce1" office:value-type="float" office:value="992.35" calcext:value-type="float">
            <text:p>992.3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5-12-25" calcext:value-type="date">
            <text:p>25 Dec 15</text:p>
          </table:table-cell>
          <table:table-cell table:style-name="ce1" office:value-type="string" calcext:value-type="string">
            <text:p><text:s text:c="3"/>CREDIT INTERES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office:value-type="float" office:value="24" calcext:value-type="float">
            <text:p>24</text:p>
          </table:table-cell>
          <table:table-cell table:style-name="ce6" office:value-type="float" office:value="1016.35" calcext:value-type="float">
            <text:p>1,016.3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5-12-31" calcext:value-type="date">
            <text:p>31 Dec 15</text:p>
          </table:table-cell>
          <table:table-cell table:style-name="ce1" office:value-type="string" calcext:value-type="string">
            <text:p><text:s text:c="3"/>ATM WDL-ATM CASH 4900 <text:s/>KASHIPUR ONSITE <text:s text:c="7"/>RAYAGADA--</text:p>
          </table:table-cell>
          <table:table-cell table:style-name="ce1"/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16.35" calcext:value-type="float">
            <text:p>216.3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1-05" calcext:value-type="date">
            <text:p>5 Jan 16</text:p>
          </table:table-cell>
          <table:table-cell table:style-name="ce1" office:value-type="string" calcext:value-type="string">
            <text:p><text:s text:c="3"/>CREDIT-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28000" calcext:value-type="float">
            <text:p>28,000.00</text:p>
          </table:table-cell>
          <table:table-cell table:style-name="ce6" office:value-type="float" office:value="28216.35" calcext:value-type="float">
            <text:p>28,216.3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1-06" calcext:value-type="date">
            <text:p>6 Jan 16</text:p>
          </table:table-cell>
          <table:table-cell table:style-name="ce1" office:value-type="string" calcext:value-type="string">
            <text:p><text:s text:c="3"/>ATM WDL-ATM CASH 2969 <text:s/>KASHIPUR RECYCLER <text:s text:c="5"/>RAYAGADA--</text:p>
          </table:table-cell>
          <table:table-cell table:style-name="ce1"/>
          <table:table-cell table:style-name="ce6" office:value-type="float" office:value="20000" calcext:value-type="float">
            <text:p>20,000.00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float" office:value="8216.35" calcext:value-type="float">
            <text:p>8,216.3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1-06" calcext:value-type="date">
            <text:p>6 Jan 16</text:p>
          </table:table-cell>
          <table:table-cell table:style-name="ce1" office:value-type="string" calcext:value-type="string">
            <text:p><text:s text:c="3"/>ATM WDL-ATM CASH 2970 <text:s/>KASHIPUR RECYCLER <text:s text:c="5"/>RAYAGADA--</text:p>
          </table:table-cell>
          <table:table-cell table:style-name="ce1"/>
          <table:table-cell table:style-name="ce6" office:value-type="float" office:value="8000" calcext:value-type="float">
            <text:p>8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16.35" calcext:value-type="float">
            <text:p>216.3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1-13" calcext:value-type="date">
            <text:p>13 Jan 16</text:p>
          </table:table-cell>
          <table:table-cell table:style-name="ce1" office:value-type="string" calcext:value-type="string">
            <text:p><text:s text:c="3"/>BY TRANSFER-HP600509 124428 110132685160813-JAN-2016--</text:p>
          </table:table-cell>
          <table:table-cell table:style-name="ce1" office:value-type="string" calcext:value-type="string">
            <text:p>TRANSFER FROM 3199982105214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55.95" calcext:value-type="float">
            <text:p>255.95</text:p>
          </table:table-cell>
          <table:table-cell table:style-name="ce1" office:value-type="float" office:value="472.3" calcext:value-type="float">
            <text:p>472.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1-16" calcext:value-type="date">
            <text:p>16 Jan 16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20000" calcext:value-type="float">
            <text:p>20,000.00</text:p>
          </table:table-cell>
          <table:table-cell table:style-name="ce6" office:value-type="float" office:value="20472.3" calcext:value-type="float">
            <text:p>20,472.3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1-16" calcext:value-type="date">
            <text:p>16 Jan 16</text:p>
          </table:table-cell>
          <table:table-cell table:style-name="ce1" office:value-type="string" calcext:value-type="string">
            <text:p><text:s text:c="3"/>CASH DEPOSIT-CASH Deposited at GCC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20000" calcext:value-type="float">
            <text:p>20,000.00</text:p>
          </table:table-cell>
          <table:table-cell table:style-name="ce6" office:value-type="float" office:value="40472.3" calcext:value-type="float">
            <text:p>40,472.30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1-16" calcext:value-type="date">
            <text:p>16 Jan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1133454680 <text:s text:c="26"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472.3" calcext:value-type="float">
            <text:p>472.3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2-10" calcext:value-type="date">
            <text:p>10 Feb 16</text:p>
          </table:table-cell>
          <table:table-cell table:style-name="ce1" office:value-type="string" calcext:value-type="string">
            <text:p><text:s text:c="3"/>BY TRANSFER-HP600509 125307 210134900106910-FEB-2016--</text:p>
          </table:table-cell>
          <table:table-cell table:style-name="ce1" office:value-type="string" calcext:value-type="string">
            <text:p>TRANSFER FROM 319998110521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255.95" calcext:value-type="float">
            <text:p>255.95</text:p>
          </table:table-cell>
          <table:table-cell table:style-name="ce1" office:value-type="float" office:value="728.25" calcext:value-type="float">
            <text:p>728.2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2-13" calcext:value-type="date">
            <text:p>13 Feb 16</text:p>
          </table:table-cell>
          <table:table-cell table:style-name="ce1" office:value-type="string" calcext:value-type="string">
            <text:p><text:s text:c="3"/>DEBIT- ATM ANNUAL FEE <text:s/>2015-16 - 6220180207500004198--</text:p>
          </table:table-cell>
          <table:table-cell table:style-name="ce1"/>
          <table:table-cell table:style-name="ce1" office:value-type="float" office:value="114.5" calcext:value-type="float">
            <text:p>114.5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13.75" calcext:value-type="float">
            <text:p>613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2-17" calcext:value-type="date">
            <text:p>17 Feb 16</text:p>
          </table:table-cell>
          <table:table-cell table:style-name="ce1" office:value-type="string" calcext:value-type="string">
            <text:p><text:s text:c="3"/>CSH DEP (CDM)-Cash Deposit in CDM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6" office:value-type="float" office:value="40613.75" calcext:value-type="float">
            <text:p>40,613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2-17" calcext:value-type="date">
            <text:p>17 Feb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0911634452 <text:s text:c="26"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13.75" calcext:value-type="float">
            <text:p>613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3-13" calcext:value-type="date">
            <text:p>13 Mar 16</text:p>
          </table:table-cell>
          <table:table-cell table:style-name="ce1" office:value-type="string" calcext:value-type="string">
            <text:p><text:s text:c="3"/>ATM WDL-ATM CASH 7573 <text:s/>KASHIPUR ONSITE <text:s text:c="7"/>RAYAGADA--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513.75" calcext:value-type="float">
            <text:p>513.75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3-22" calcext:value-type="date">
            <text:p>22 Mar 16</text:p>
          </table:table-cell>
          <table:table-cell table:style-name="ce1" office:value-type="string" calcext:value-type="string">
            <text:p><text:s text:c="3"/>BY TRANSFER-HP600509 127963 160338263196922-MAR-2016--</text:p>
          </table:table-cell>
          <table:table-cell table:style-name="ce1" office:value-type="string" calcext:value-type="string">
            <text:p>TRANSFER FROM 319998810521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110.52" calcext:value-type="float">
            <text:p>110.52</text:p>
          </table:table-cell>
          <table:table-cell table:style-name="ce1" office:value-type="float" office:value="624.27" calcext:value-type="float">
            <text:p>624.2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3-23" calcext:value-type="date">
            <text:p>23 Mar 16</text:p>
          </table:table-cell>
          <table:table-cell table:style-name="ce1" office:value-type="string" calcext:value-type="string">
            <text:p><text:s text:c="3"/>CSH DEP (CDM)-Cash Deposit in CDM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39000" calcext:value-type="float">
            <text:p>39,000.00</text:p>
          </table:table-cell>
          <table:table-cell table:style-name="ce6" office:value-type="float" office:value="39624.27" calcext:value-type="float">
            <text:p>39,624.2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3-23" calcext:value-type="date">
            <text:p>23 Mar 16</text:p>
          </table:table-cell>
          <table:table-cell table:style-name="ce1" office:value-type="string" calcext:value-type="string">
            <text:p><text:s text:c="3"/>CSH DEP (CDM)-Cash Deposit in CDM--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" office:value-type="float" office:value="1000" calcext:value-type="float">
            <text:p>1,000.00</text:p>
          </table:table-cell>
          <table:table-cell table:style-name="ce6" office:value-type="float" office:value="40624.27" calcext:value-type="float">
            <text:p>40,624.2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date" office:date-value="2016-03-23" calcext:value-type="date">
            <text:p>23 Mar 16</text:p>
          </table:table-cell>
          <table:table-cell table:style-name="ce1" office:value-type="string" calcext:value-type="string">
            <text:p><text:s text:c="3"/>TO TRANSFER-Transfer through GCC--</text:p>
          </table:table-cell>
          <table:table-cell table:style-name="ce1" office:value-type="string" calcext:value-type="string">
            <text:p>TRANSFER TO 34859172493 <text:s text:c="26"/></text:p>
          </table:table-cell>
          <table:table-cell table:style-name="ce6" office:value-type="float" office:value="40000" calcext:value-type="float">
            <text:p>40,000.0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float" office:value="624.27" calcext:value-type="float">
            <text:p>624.2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**This is a computer generated statement and does not require a signature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number-columns-repeated="4"/>
          <table:table-cell table:formula="of:=SUM([.E21:.E39])" office:value-type="float" office:value="149014.5" calcext:value-type="float">
            <text:p>149014.5</text:p>
          </table:table-cell>
          <table:table-cell table:formula="of:=SUM([.F21:.F39])" office:value-type="float" office:value="148851.47" calcext:value-type="float">
            <text:p>148851.4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April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May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June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July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August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September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October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November</text:p>
          </table:table-cell>
          <table:table-cell table:number-columns-repeated="2" table:style-name="ce3" office:value-type="string" calcext:value-type="string">
            <text:p>Ni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December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29.05" calcext:value-type="float">
            <text:p>229.0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January</text:p>
          </table:table-cell>
          <table:table-cell table:style-name="ce3" office:value-type="float" office:value="68000" calcext:value-type="float">
            <text:p>68000</text:p>
          </table:table-cell>
          <table:table-cell table:style-name="ce3" office:value-type="float" office:value="68255.95" calcext:value-type="float">
            <text:p>68255.9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February</text:p>
          </table:table-cell>
          <table:table-cell table:style-name="ce3" office:value-type="float" office:value="40114.5" calcext:value-type="float">
            <text:p>40114.5</text:p>
          </table:table-cell>
          <table:table-cell table:style-name="ce3" office:value-type="float" office:value="40255.95" calcext:value-type="float">
            <text:p>40255.9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 calcext:value-type="string">
            <text:p>March</text:p>
          </table:table-cell>
          <table:table-cell table:style-name="ce3" office:value-type="float" office:value="40100" calcext:value-type="float">
            <text:p>40100</text:p>
          </table:table-cell>
          <table:table-cell table:style-name="ce3" office:value-type="float" office:value="40110.52" calcext:value-type="float">
            <text:p>40110.5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5" table:formula="of:=SUM([.E54:.E57])" office:value-type="float" office:value="149014.5" calcext:value-type="float">
            <text:p>149014.5</text:p>
          </table:table-cell>
          <table:table-cell table:style-name="ce5" table:formula="of:=SUM([.F54:.F57])" office:value-type="float" office:value="148851.47" calcext:value-type="float">
            <text:p>148851.47</text:p>
          </table:table-cell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Kumars</meta:initial-creator>
    <meta:creation-date>2018-03-07T03:30:41</meta:creation-date>
    <dc:date>2018-03-08T10:45:24.347954889</dc:date>
    <meta:generator>LibreOffice/4.2.8.2$Linux_X86_64 LibreOffice_project/420m0$Build-2</meta:generator>
    <meta:document-statistic meta:table-count="3" meta:cell-count="20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